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line-height="100%"/>
      <style:text-properties fo:font-size="10.5pt" style:font-size-asian="10.5pt" style:font-size-complex="10.5pt"/>
    </style:style>
    <style:style style:name="P3" style:family="paragraph" style:parent-style-name="Standard">
      <style:paragraph-properties fo:line-height="100%"/>
      <style:text-properties fo:font-size="10.5pt" officeooo:paragraph-rsid="001b3f8c" style:font-size-asian="10.5pt" style:font-size-complex="10.5pt"/>
    </style:style>
    <style:style style:name="P4" style:family="paragraph" style:parent-style-name="Standard">
      <style:text-properties fo:font-size="15pt" officeooo:rsid="001b5238" officeooo:paragraph-rsid="001b5238" style:font-size-asian="15pt" style:font-size-complex="1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Standard">
      <style:paragraph-properties fo:line-height="100%"/>
      <style:text-properties fo:color="#090000" style:font-name="Calibri" fo:font-size="10.5pt" fo:font-weight="bold" officeooo:paragraph-rsid="001b3f8c" style:font-size-asian="10.5pt" style:font-weight-asian="bold" style:font-size-complex="10.5pt"/>
    </style:style>
    <style:style style:name="P7" style:family="paragraph" style:parent-style-name="Standard">
      <style:paragraph-properties fo:line-height="100%"/>
      <style:text-properties fo:color="#090000" style:font-name="Calibri" fo:font-size="10.5pt" fo:font-style="normal" style:text-underline-style="none" fo:font-weight="bold" officeooo:paragraph-rsid="001b3f8c" style:font-size-asian="10.5pt" style:font-style-asian="normal" style:font-weight-asian="bold" style:font-size-complex="10.5pt"/>
    </style:style>
    <style:style style:name="P8" style:family="paragraph" style:parent-style-name="Standard">
      <style:paragraph-properties fo:line-height="100%"/>
      <style:text-properties fo:color="#0000ff" style:font-name="Calibri" fo:font-size="10.5pt" fo:font-style="italic" style:text-underline-style="none" fo:font-weight="normal" officeooo:paragraph-rsid="001b3f8c" style:font-size-asian="10.5pt" style:font-style-asian="italic" style:font-weight-asian="normal" style:font-size-complex="10.5pt"/>
    </style:style>
    <style:style style:name="P9" style:family="paragraph" style:parent-style-name="Standard">
      <style:paragraph-properties fo:line-height="100%"/>
      <style:text-properties fo:color="#0000ff" style:font-name="Calibri" fo:font-size="10.5pt" fo:font-style="italic" style:text-underline-style="solid" style:text-underline-width="auto" style:text-underline-color="font-color" fo:font-weight="bold" officeooo:paragraph-rsid="001b3f8c" style:font-size-asian="10.5pt" style:font-style-asian="italic" style:font-weight-asian="bold" style:font-size-complex="10.5pt"/>
    </style:style>
    <style:style style:name="P10" style:family="paragraph" style:parent-style-name="Standard">
      <style:text-properties fo:font-size="15pt" officeooo:rsid="001b5238" officeooo:paragraph-rsid="001b5238" style:font-size-asian="15pt" style:font-size-complex="15pt"/>
    </style:style>
    <style:style style:name="P11" style:family="paragraph" style:parent-style-name="Standard">
      <style:text-properties fo:font-size="15pt" officeooo:rsid="001b5fd6" officeooo:paragraph-rsid="001b5fd6" style:font-size-asian="15pt" style:font-size-complex="15pt"/>
    </style:style>
    <style:style style:name="P12" style:family="paragraph" style:parent-style-name="Standard">
      <style:text-properties fo:font-size="15pt" officeooo:rsid="001c9ab6" officeooo:paragraph-rsid="001c9ab6" style:font-size-asian="15pt" style:font-size-complex="15pt"/>
    </style:style>
    <style:style style:name="P13" style:family="paragraph" style:parent-style-name="Standard">
      <style:text-properties officeooo:paragraph-rsid="001b5fd6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line-height="100%"/>
      <style:text-properties fo:color="#000000" style:font-name="Calibri" fo:font-size="10pt" fo:language="en" fo:country="US" style:font-size-asian="10pt"/>
    </style:style>
    <style:style style:name="P16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color="#090000" style:font-name="Calibri" fo:font-weight="bold" style:font-weight-asian="bold"/>
    </style:style>
    <style:style style:name="T2" style:family="text">
      <style:text-properties fo:color="#090000" style:font-name="Calibri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90000" style:font-name="Calibri" fo:font-style="normal" style:text-underline-style="none" fo:font-weight="normal" style:font-style-asian="normal" style:font-weight-asian="normal"/>
    </style:style>
    <style:style style:name="T4" style:family="text">
      <style:text-properties fo:color="#090000" style:font-name="Calibri" fo:font-style="normal" style:text-underline-style="none" fo:font-weight="bold" style:font-style-asian="normal" style:font-weight-asian="bold"/>
    </style:style>
    <style:style style:name="T5" style:family="text">
      <style:text-properties fo:color="#090000" style:font-name="Calibri" fo:font-style="normal" style:text-underline-style="solid" style:text-underline-width="auto" style:text-underline-color="font-color" fo:font-weight="bold" style:font-style-asian="normal" style:font-weight-asian="bold"/>
    </style:style>
    <style:style style:name="T6" style:family="text">
      <style:text-properties fo:color="#808080" style:font-name="Calibri" fo:font-style="italic" style:text-underline-style="none" fo:font-weight="bold" style:font-style-asian="italic" style:font-weight-asian="bold"/>
    </style:style>
    <style:style style:name="T7" style:family="text">
      <style:text-properties fo:color="#808080" style:font-name="Calibri" fo:font-style="italic" style:text-underline-style="none" fo:font-weight="normal" style:font-style-asian="italic" style:font-weight-asian="normal"/>
    </style:style>
    <style:style style:name="T8" style:family="text">
      <style:text-properties fo:language="en" fo:country="US"/>
    </style:style>
    <style:style style:name="T9" style:family="text">
      <style:text-properties fo:color="#0000ff" style:font-name="Calibri" fo:font-style="italic" style:text-underline-style="none" fo:font-weight="normal" style:font-style-asian="italic" style:font-weight-asian="normal"/>
    </style:style>
    <style:style style:name="T10" style:family="text">
      <style:text-properties fo:color="#0000ff" style:font-name="Calibri" fo:font-style="italic" style:text-underline-style="solid" style:text-underline-width="auto" style:text-underline-color="font-color" fo:font-weight="bold" style:font-style-asian="italic" style:font-weight-asian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b5238" style:font-size-asian="12pt" style:font-size-complex="12pt"/>
    </style:style>
    <style:style style:name="T13" style:family="text">
      <style:text-properties fo:color="#000000" style:font-name="Calibri" fo:font-size="10pt" fo:language="en" fo:country="US" style:font-size-asian="10pt"/>
    </style:style>
    <style:style style:name="T14" style:family="text">
      <style:text-properties fo:color="#000000" style:font-name="Calibri" fo:font-size="10pt" fo:language="en" fo:country="US" style:font-size-asian="10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lient = (</text:span><text:span text:style-name="T2">N_Client</text:span><text:span text:style-name="T6"> COUNTER</text:span><text:span text:style-name="T3">, NomClient</text:span><text:span text:style-name="T7"> VARCHAR(50)</text:span><text:span text:style-name="T3">, PrenomClient</text:span><text:span text:style-name="T7"> VARCHAR(50)</text:span><text:span text:style-name="T4">);</text:span></text:p>
      <text:p text:style-name="P2"><text:span text:style-name="T4">Commande = (</text:span><text:span text:style-name="T5">N_Commande</text:span><text:span text:style-name="T6"> COUNTER</text:span><text:span text:style-name="T3">, DateCommande</text:span><text:span text:style-name="T7"> DATE</text:span><text:span text:style-name="T3">, MontantCommande</text:span><text:span text:style-name="T7"> INT</text:span><text:span text:style-name="T9">, #N_Client</text:span><text:span text:style-name="T4">);</text:span></text:p>
      <text:p text:style-name="P3"><text:span text:style-name="T4">Article = (</text:span><text:span text:style-name="T5">N_Article</text:span><text:span text:style-name="T6"> COUNTER</text:span><text:span text:style-name="T3">, DesignationArticle</text:span><text:span text:style-name="T7"> VARCHAR(50)</text:span><text:span text:style-name="T3">, PUArticle</text:span><text:span text:style-name="T7"> CURRENCY</text:span><text:span text:style-name="T4">);</text:span></text:p>
      <text:p text:style-name="P2"><text:span text:style-name="T4">SeComposeDe = (</text:span><text:span text:style-name="T10">#N_Commande, #N_Article</text:span><text:span text:style-name="T3">, Qte</text:span><text:span text:style-name="T7"> INT</text:span><text:span text:style-name="T3">, TauxTva</text:span><text:span text:style-name="T7"> DECIMAL(4,2)</text:span><text:span text:style-name="T4">);</text:span></text:p>
      <text:p text:style-name="P1"/>
      <text:p text:style-name="P1"/>
      <text:p text:style-name="P1"/>
      <text:p text:style-name="P1"/>
      <text:p text:style-name="P13"><text:span text:style-name="T12">Chaque commande n’étant associé qu’a un seul client, l’association «Passe» n’a pas besoin de devenir une table. On ajoutera seulement le clé étrangere « N_client » à la table «Commande».</text:span></text:p>
      <text:p text:style-name="P4"><text:span text:style-name="T11"/></text:p>
      <text:p text:style-name="P11"><text:span text:style-name="T11">Chaque commande peut être composé de plusieurs articles et chaque article peut être associé a plusieurs commande. L’association « SeComposeDe » doit donc devenir une table dans laquelle on ajoutera en temps que clés étrangères les 2 clés primaires des tables « Commande » et « article ». L’association de ces 2 clés étrangères composant la clé primaire de la table « SeComposeDe ».</text:span></text:p>
      <text:p text:style-name="P11"><text:span text:style-name="T11"/></text:p>
      <text:p text:style-name="P12"><text:span text:style-name="T11">Les tables « Client », « Commande » et « Article » ont pour clé primaire un identifiant auto-incrémenté, les autres champs ne pouvant pas être unique avec certitude. 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3"><text:span text:style-name="T14">CREATE TABLE Client(</text:span></text:p>
      <text:p text:style-name="P14"><text:span text:style-name="T13"><text:s text:c="3"/>N_Client INT AUTO_INCREMENT,</text:span></text:p>
      <text:p text:style-name="P14"><text:span text:style-name="T13"><text:s text:c="3"/>NomClient VARCHAR(50) ,</text:span></text:p>
      <text:p text:style-name="P14"><text:span text:style-name="T13"><text:s text:c="3"/>PrenomClient VARCHAR(50) ,</text:span></text:p>
      <text:p text:style-name="P14"><text:span text:style-name="T13"><text:s text:c="3"/>PRIMARY KEY(N_Client)</text:span></text:p>
      <text:p text:style-name="P14"><text:span text:style-name="T13">);</text:span></text:p>
      <text:p text:style-name="P15"/>
      <text:p text:style-name="P14"><text:span text:style-name="T13">CREATE TABLE Commande(</text:span></text:p>
      <text:p text:style-name="P14"><text:span text:style-name="T13"><text:s text:c="3"/>N_Commande INT AUTO_INCREMENT,</text:span></text:p>
      <text:p text:style-name="P14"><text:span text:style-name="T13"><text:s text:c="3"/>DateCommande DATE,</text:span></text:p>
      <text:p text:style-name="P14"><text:span text:style-name="T13"><text:s text:c="3"/>MontantCommande INT,</text:span></text:p>
      <text:p text:style-name="P14"><text:span text:style-name="T13"><text:s text:c="3"/>N_Client INT NOT NULL,</text:span></text:p>
      <text:p text:style-name="P14"><text:span text:style-name="T13"><text:s text:c="3"/>PRIMARY KEY(N_Commande),</text:span></text:p>
      <text:p text:style-name="P14"><text:span text:style-name="T13"><text:s text:c="3"/>FOREIGN KEY(N_Client) REFERENCES Client(N_Client)</text:span></text:p>
      <text:p text:style-name="P14"><text:span text:style-name="T13">);</text:span></text:p>
      <text:p text:style-name="P15"/>
      <text:p text:style-name="P14"><text:span text:style-name="T13">CREATE TABLE Article(</text:span></text:p>
      <text:p text:style-name="P14"><text:span text:style-name="T13"><text:s text:c="3"/>N_Article INT AUTO_INCREMENT,</text:span></text:p>
      <text:p text:style-name="P14"><text:span text:style-name="T13"><text:s text:c="3"/>DesignationArticle VARCHAR(50) ,</text:span></text:p>
      <text:p text:style-name="P14"><text:span text:style-name="T13"><text:s text:c="3"/>PUArticle DECIMAL(19,4),</text:span></text:p>
      <text:p text:style-name="P14"><text:span text:style-name="T13"><text:s text:c="3"/>PRIMARY KEY(N_Article)</text:span></text:p>
      <text:p text:style-name="P14"><text:span text:style-name="T13">);</text:span></text:p>
      <text:p text:style-name="P15"/>
      <text:p text:style-name="P14"><text:span text:style-name="T13">CREATE TABLE SeComposeDe(</text:span></text:p>
      <text:p text:style-name="P14"><text:span text:style-name="T13"><text:s text:c="3"/>N_Commande INT,</text:span></text:p>
      <text:p text:style-name="P14"><text:span text:style-name="T13"><text:s text:c="3"/>N_Article INT,</text:span></text:p>
      <text:p text:style-name="P14"><text:span text:style-name="T13"><text:s text:c="3"/>Qte INT,</text:span></text:p>
      <text:p text:style-name="P14"><text:span text:style-name="T13"><text:s text:c="3"/>TauxTva DECIMAL(4,2) <text:s/>,</text:span></text:p>
      <text:p text:style-name="P14"><text:span text:style-name="T13"><text:s text:c="3"/>PRIMARY KEY(N_Commande, N_Article),</text:span></text:p>
      <text:p text:style-name="P14"><text:span text:style-name="T13"><text:s text:c="3"/>FOREIGN KEY(N_Commande) REFERENCES Commande(N_Commande),</text:span></text:p>
      <text:p text:style-name="P14"><text:span text:style-name="T13"><text:s text:c="3"/>FOREIGN KEY(N_Article) REFERENCES Article(N_Article)</text:span></text:p>
      <text:p text:style-name="P14"><text:span text:style-name="T13">);</text:span></text:p>
      <text:p text:style-name="P13"><text:span text:style-name="T14"/></text:p>
      <text:p text:style-name="P11"><text:span text:style-name="T11"/></text:p>
      <text:p text:style-name="P4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0:11:23.293973964</meta:creation-date>
    <dc:date>2022-04-26T11:21:52.912929625</dc:date>
    <meta:editing-duration>PT26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230" meta:character-count="1776" meta:non-whitespace-character-count="1517"/>
  </office:meta>
</office:document-meta>
</file>